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7934" officeooo:paragraph-rsid="00097934"/>
    </style:style>
    <style:style style:name="P2" style:family="paragraph" style:parent-style-name="Standard">
      <style:text-properties fo:font-size="12pt" fo:font-style="normal" style:text-underline-style="none" fo:font-weight="normal" officeooo:rsid="000c70a6" officeooo:paragraph-rsid="000c70a6"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font-style="normal" style:text-underline-style="none" fo:font-weight="normal" officeooo:rsid="000e16cf" officeooo:paragraph-rsid="000e16cf" style:font-size-asian="12pt" style:font-style-asian="normal" style:font-weight-asian="normal" style:font-size-complex="12pt" style:font-style-complex="normal" style:font-weight-complex="normal"/>
    </style:style>
    <style:style style:name="P4" style:family="paragraph" style:parent-style-name="Standard">
      <style:text-properties fo:font-size="13pt" style:text-underline-style="none" fo:font-weight="normal" officeooo:rsid="00097934" officeooo:paragraph-rsid="00097934" style:font-size-asian="13pt" style:font-weight-asian="normal" style:font-size-complex="13pt" style:font-weight-complex="normal"/>
    </style:style>
    <style:style style:name="P5" style:family="paragraph" style:parent-style-name="Standard">
      <style:text-properties fo:font-size="13pt" style:text-underline-style="none" fo:font-weight="normal" officeooo:rsid="000b57fc" officeooo:paragraph-rsid="000b57fc" style:font-size-asian="13pt" style:font-weight-asian="normal" style:font-size-complex="13pt" style:font-weight-complex="normal"/>
    </style:style>
    <style:style style:name="P6" style:family="paragraph" style:parent-style-name="Standard">
      <style:text-properties fo:font-size="13pt" style:text-underline-style="none" fo:font-weight="normal" officeooo:rsid="000b62f1" officeooo:paragraph-rsid="000b62f1" style:font-size-asian="13pt" style:font-weight-asian="normal" style:font-size-complex="13pt" style:font-weight-complex="normal"/>
    </style:style>
    <style:style style:name="P7" style:family="paragraph" style:parent-style-name="Standard">
      <style:text-properties fo:font-size="13pt" fo:font-style="italic" style:text-underline-style="none" fo:font-weight="normal" officeooo:rsid="000b62f1" officeooo:paragraph-rsid="000b62f1" style:font-size-asian="13pt" style:font-style-asian="italic" style:font-weight-asian="normal" style:font-size-complex="13pt" style:font-style-complex="italic" style:font-weight-complex="normal"/>
    </style:style>
    <style:style style:name="P8" style:family="paragraph" style:parent-style-name="Standard">
      <style:text-properties fo:font-size="13pt" fo:font-style="normal" style:text-underline-style="none" fo:font-weight="bold" officeooo:rsid="000c70a6" officeooo:paragraph-rsid="000c70a6" style:font-size-asian="13pt" style:font-style-asian="normal" style:font-weight-asian="bold" style:font-size-complex="13pt" style:font-style-complex="normal" style:font-weight-complex="bold"/>
    </style:style>
    <style:style style:name="P9" style:family="paragraph" style:parent-style-name="Standard" style:list-style-name="L1">
      <style:text-properties officeooo:paragraph-rsid="000b57fc"/>
    </style:style>
    <style:style style:name="P10" style:family="paragraph" style:parent-style-name="Standard" style:list-style-name="L2">
      <style:text-properties officeooo:paragraph-rsid="00097934"/>
    </style:style>
    <style:style style:name="P11" style:family="paragraph" style:parent-style-name="Standard">
      <style:text-properties fo:font-size="14pt" style:text-underline-style="none" fo:font-weight="normal" officeooo:rsid="000b62f1" officeooo:paragraph-rsid="000b62f1" style:font-size-asian="14pt" style:font-weight-asian="normal" style:font-size-complex="14pt" style:font-weight-complex="normal"/>
    </style:style>
    <style:style style:name="P12" style:family="paragraph" style:parent-style-name="Standard">
      <style:text-properties officeooo:rsid="000e16cf" officeooo:paragraph-rsid="000e16cf"/>
    </style:style>
    <style:style style:name="T1" style:family="text">
      <style:text-properties fo:font-weight="bold" style:font-weight-asian="bold" style:font-weight-complex="bold"/>
    </style:style>
    <style:style style:name="T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3" style:family="text">
      <style:text-properties fo:font-size="12pt" style:font-size-asian="12pt" style:font-size-complex="12pt"/>
    </style:style>
    <style:style style:name="T4" style:family="text">
      <style:text-properties fo:font-size="12pt" officeooo:rsid="000b57fc" style:font-size-asian="12pt" style:font-size-complex="12pt"/>
    </style:style>
    <style:style style:name="T5" style:family="text">
      <style:text-properties fo:font-size="12pt" style:text-underline-style="none" fo:font-weight="normal" officeooo:rsid="000b57fc" style:font-size-asian="12pt" style:font-weight-asian="normal" style:font-size-complex="12pt" style:font-weight-complex="normal"/>
    </style:style>
    <style:style style:name="T6" style:family="text">
      <style:text-properties fo:font-size="12pt" style:text-underline-style="none" fo:font-weight="normal" officeooo:rsid="00097934" style:font-size-asian="12pt" style:font-weight-asian="normal" style:font-size-complex="12pt" style:font-weight-complex="normal"/>
    </style:style>
    <style:style style:name="T7" style:family="text">
      <style:text-properties fo:font-size="13pt" style:text-underline-style="none" fo:font-weight="normal" officeooo:rsid="000b57fc" style:font-size-asian="13pt" style:font-weight-asian="normal" style:font-size-complex="13pt" style:font-weight-complex="normal"/>
    </style:style>
    <style:style style:name="T8" style:family="text">
      <style:text-properties fo:font-size="13pt" style:text-underline-style="none" fo:font-weight="normal" officeooo:rsid="00097934" style:font-size-asian="13pt" style:font-weight-asian="normal" style:font-size-complex="13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span text:style-name="T2">Design thinking and user experience</text:span></text:p>
      <text:p text:style-name="P12"><text:span text:style-name="T2">24 July 2017</text:span></text:p>
      <text:list xml:id="list7296514956107538286" text:style-name="L2">
        <text:list-item>
          <text:p text:style-name="P10"><text:span text:style-name="T8">Design thinking-</text:span><text:span text:style-name="T6">It the methord of creating invovative products and services</text:span></text:p>
        </text:list-item>
      </text:list>
      <text:p text:style-name="P4"><text:span text:style-name="T3"><text:s text:c="28"/>-costomers or consumers are usually the </text:span><text:span text:style-name="T4">one who experrience thr problem.</text:span></text:p>
      <text:p text:style-name="P4"><text:span text:style-name="T4"><text:s text:c="28"/>-Thinki about the solutions comes after a deep discovery</text:span></text:p>
      <text:p text:style-name="P5"><text:span text:style-name="T3">If you are a designer you first have to think hard before coming up with a solution to a certain problem.</text:span></text:p>
      <text:list xml:id="list5012892549127931660" text:style-name="L1">
        <text:list-item>
          <text:p text:style-name="P9"><text:span text:style-name="T7">User experience</text:span><text:span text:style-name="T5">-It is looking for how to meet prefences for a solution under development</text:span></text:p>
        </text:list-item>
      </text:list>
      <text:p text:style-name="P5"><text:span text:style-name="T3"><text:s text:c="28"/>-It is a design methodology.</text:span></text:p>
      <text:p text:style-name="P5"><text:span text:style-name="T3"><text:tab/><text:tab/> <text:s text:c="4"/>-uses the experience about a certain problem to quickly find a solution</text:span></text:p>
      <text:p text:style-name="P6"><text:span text:style-name="T3">Design thinking helps the people find solutions on what they want and really need.</text:span></text:p>
      <text:p text:style-name="P11">Example:</text:p>
      <text:p text:style-name="P7"><text:span text:style-name="T3">If a customers experience difficults when their face creams finishes they will costantly have to turn their bottle upside down that is where the proccess of design thinking come in place so they to design a bottle that will stand upside-down so that it becomes easy for for the costomers,whith the user experience to that specific problem maybe they grow up facing the same problem it becomes easy to come up with a solution.</text:span></text:p>
      <text:p text:style-name="P8"><text:span text:style-name="T3">Steps to foolow durring design thinking</text:span></text:p>
      <text:p text:style-name="P2"><text:span text:style-name="T1">Learn</text:span>-In this step you will be indetifying the problem.</text:p>
      <text:p text:style-name="P2"><text:span text:style-name="T1">Define</text:span>-You will just define the problem because sometimes the way the costomers define the</text:p>
      <text:p text:style-name="P2"><text:s text:c="14"/>problem will be different from how you will see it. </text:p>
      <text:p text:style-name="P2"><text:span text:style-name="T1">Reasearch</text:span>-Gather more information about that problem you are trying to solve, You can ask people </text:p>
      <text:p text:style-name="P2"><text:s text:c="19"/>more about that problem.</text:p>
      <text:p text:style-name="P2"><text:span text:style-name="T1">Ideate</text:span>-Thinking about possible solutions,basicaly thinking outside the box even the most stupid <text:s text:c="9"/><text:tab/>solution you just write it down.</text:p>
      <text:p text:style-name="P3"><text:span text:style-name="T1">Prototyp</text:span>e-You share with your team what you come up with so that they can give you feedback.</text:p>
      <text:p text:style-name="P2"><text:span text:style-name="T1">Choose-</text:span>You choose the best solution that best solves your problem.</text:p>
      <text:p text:style-name="P3"><text:span text:style-name="T1">Implement test</text:span>-Test your solution to see whether it is working or no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09:39:16.338555983</meta:creation-date>
    <dc:date>2017-07-24T10:31:35.236104339</dc:date>
    <meta:editing-duration>PT9M8S</meta:editing-duration>
    <meta:editing-cycles>1</meta:editing-cycles>
    <meta:document-statistic meta:table-count="0" meta:image-count="0" meta:object-count="0" meta:page-count="1" meta:paragraph-count="22" meta:word-count="296" meta:character-count="1907" meta:non-whitespace-character-count="1498"/>
    <meta:generator>LibreOffice/5.1.6.2$Linux_X86_64 LibreOffice_project/10m0$Build-2</meta:generator>
  </office:meta>
</office:document-meta>
</file>